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AMOS CACHI, ADOLFO HERNA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ANOCCA PERALTA, PETER JOH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RAMPO VASQUEZ CRISTIAN FERNAN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7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9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8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37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7136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3:51:2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